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8f59" officeooo:paragraph-rsid="001a8f59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8f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2nd</text:span> of <text:span text:style-name="T4">March</text:span> 202<text:span text:style-name="T3">1</text:span> under the <text:span text:style-name="T4">44th</text:span> PA Meeting.</text:p>
      <text:p text:style-name="P1"/>
      <text:p text:style-name="P1">The Assembly, recognising the current situation,</text:p>
      <text:p text:style-name="P1"/>
      <text:p text:style-name="P4">Constitutes the need to allow people to vote for themselves, optionally. This would mean that a non-representative can vote for themselves and if they do so it will remove one delegate from the pool remainder for the representatives of their state/community voting.</text:p>
      <text:p text:style-name="P1"/>
      <text:p text:style-name="P1">And proceeds.</text:p>
      <text:p text:style-name="P1"/>
      <text:p text:style-name="P1">Signed by,</text:p>
      <text:p text:style-name="P1">_<text:span text:style-name="T4">yoran_</text:span></text:p>
      <text:p text:style-name="P1"/>
      <text:p text:style-name="P1"/>
      <text:p text:style-name="P1"/>
      <text:p text:style-name="Standard"><text:span text:style-name="T1">[</text:span><text:span text:style-name="T2">Motion 44-4: To allow people to vote for themselves, optionally. This means that a non-representative can vote, and if they do they only use their own delegate.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02T16:38:51.936557944</dc:date>
    <meta:editing-duration>PT2M22S</meta:editing-duration>
    <meta:editing-cycles>5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7" meta:word-count="95" meta:character-count="589" meta:non-whitespace-character-count="501"/>
  </office:meta>
</office:document-meta>
</file>